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Registry.registerConnection( Connection connection , XAResource xa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Registry.getXAResource( Connection 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Registry.TransactionRegistry( 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Registry.getActiveTransactionCont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